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e240d9" style:font-size-asian="10pt" style:font-size-complex="10pt"/>
    </style:style>
    <style:style style:name="P24" style:family="paragraph" style:parent-style-name="Footnote">
      <style:text-properties style:font-name="Liberation Sans" officeooo:paragraph-rsid="1015e93a"/>
    </style:style>
    <style:style style:name="P25" style:family="paragraph" style:parent-style-name="Footnote">
      <style:text-properties style:font-name="Liberation Sans" officeooo:paragraph-rsid="108c34c3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e8aa5aa"/>
    </style:style>
    <style:style style:name="P51" style:family="paragraph" style:parent-style-name="Standard">
      <style:text-properties officeooo:rsid="0e8aa5aa" officeooo:paragraph-rsid="0e8aa5aa"/>
    </style:style>
    <style:style style:name="P52" style:family="paragraph" style:parent-style-name="Standard">
      <style:text-properties officeooo:rsid="0e8aa5aa" officeooo:paragraph-rsid="0fb9804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5" style:family="paragraph" style:parent-style-name="Footnote">
      <style:text-properties officeooo:rsid="043ccc66" officeooo:paragraph-rsid="0e849f1d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text-properties officeooo:paragraph-rsid="0fb98046"/>
    </style:style>
    <style:style style:name="P59" style:family="paragraph" style:parent-style-name="Standard">
      <style:text-properties officeooo:paragraph-rsid="0fc931f5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e03342d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fd58c4e"/>
    </style:style>
    <style:style style:name="P67" style:family="paragraph" style:parent-style-name="Standard">
      <style:paragraph-properties fo:text-align="center" style:justify-single-word="false"/>
      <style:text-properties officeooo:paragraph-rsid="0e0bda5c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paragraph-properties fo:text-align="center" style:justify-single-word="false"/>
      <style:text-properties officeooo:paragraph-rsid="101431c5"/>
    </style:style>
    <style:style style:name="P72" style:family="paragraph" style:parent-style-name="Standard">
      <style:paragraph-properties fo:text-align="center" style:justify-single-word="false"/>
      <style:text-properties officeooo:paragraph-rsid="10178c94"/>
    </style:style>
    <style:style style:name="P73" style:family="paragraph" style:parent-style-name="Standard">
      <style:paragraph-properties fo:text-align="center" style:justify-single-word="false"/>
      <style:text-properties officeooo:paragraph-rsid="10a6ab30"/>
    </style:style>
    <style:style style:name="P74" style:family="paragraph" style:parent-style-name="Standard">
      <style:text-properties officeooo:paragraph-rsid="0fcd2b2a"/>
    </style:style>
    <style:style style:name="P75" style:family="paragraph" style:parent-style-name="Standard">
      <style:text-properties officeooo:paragraph-rsid="0fad1a3f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e2a40f4"/>
    </style:style>
    <style:style style:name="P78" style:family="paragraph" style:parent-style-name="Standard">
      <style:text-properties officeooo:paragraph-rsid="100a8329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1020f7f1"/>
    </style:style>
    <style:style style:name="P81" style:family="paragraph" style:parent-style-name="Standard">
      <style:text-properties officeooo:rsid="0fde3dbd" officeooo:paragraph-rsid="102ebb87"/>
    </style:style>
    <style:style style:name="P82" style:family="paragraph" style:parent-style-name="Footnote">
      <style:text-properties officeooo:paragraph-rsid="104cbf60"/>
    </style:style>
    <style:style style:name="P83" style:family="paragraph" style:parent-style-name="Standard">
      <style:text-properties officeooo:paragraph-rsid="1097b912"/>
    </style:style>
    <style:style style:name="P84" style:family="paragraph" style:parent-style-name="Standard">
      <style:text-properties officeooo:paragraph-rsid="109940d7"/>
    </style:style>
    <style:style style:name="P85" style:family="paragraph" style:parent-style-name="Standard">
      <style:text-properties officeooo:paragraph-rsid="109a5ef3"/>
    </style:style>
    <style:style style:name="P86" style:family="paragraph" style:parent-style-name="Standard">
      <style:text-properties officeooo:paragraph-rsid="10a3f65d"/>
    </style:style>
    <style:style style:name="P87" style:family="paragraph" style:parent-style-name="Standard">
      <style:text-properties officeooo:paragraph-rsid="10ab1f0a"/>
    </style:style>
    <style:style style:name="P88" style:family="paragraph" style:parent-style-name="Standard">
      <style:text-properties officeooo:rsid="10b5b188" officeooo:paragraph-rsid="10b5b188"/>
    </style:style>
    <style:style style:name="P89" style:family="paragraph" style:parent-style-name="Standard">
      <style:text-properties officeooo:paragraph-rsid="10bb6617"/>
    </style:style>
    <style:style style:name="P90" style:family="paragraph" style:parent-style-name="Standard">
      <style:text-properties officeooo:paragraph-rsid="10c51381"/>
    </style:style>
    <style:style style:name="P91" style:family="paragraph" style:parent-style-name="Footnote">
      <style:text-properties officeooo:paragraph-rsid="105c5e96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paragraph-rsid="0dbec325"/>
    </style:style>
    <style:style style:name="P96" style:family="paragraph" style:parent-style-name="Standard">
      <style:text-properties officeooo:paragraph-rsid="10e03ba9"/>
    </style:style>
    <style:style style:name="P97" style:family="paragraph" style:parent-style-name="Standard">
      <style:text-properties officeooo:paragraph-rsid="10eb1cc2"/>
    </style:style>
    <style:style style:name="P98" style:family="paragraph" style:parent-style-name="Footnote">
      <style:text-properties officeooo:paragraph-rsid="11053f5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d869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88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53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8d331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8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90" style:family="text">
      <style:text-properties fo:color="#000000" loext:opacity="100%" fo:language="nl" fo:country="NL" fo:font-style="normal" style:text-underline-style="none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style:font-size-asian="12pt" style:font-size-complex="12pt"/>
    </style:style>
    <style:style style:name="T2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style:font-size-asian="12pt" style:font-size-complex="12pt"/>
    </style:style>
    <style:style style:name="T242" style:family="text">
      <style:text-properties officeooo:rsid="04473353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officeooo:rsid="10b5b188" style:font-weight-asian="bold" style:font-weight-complex="bold"/>
    </style:style>
    <style:style style:name="T245" style:family="text">
      <style:text-properties officeooo:rsid="0aace3cd"/>
    </style:style>
    <style:style style:name="T246" style:family="text">
      <style:text-properties fo:font-size="10pt" officeooo:rsid="04473353" style:font-size-asian="10pt" style:font-size-complex="10pt"/>
    </style:style>
    <style:style style:name="T24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officeooo:rsid="0f95a7a0"/>
    </style:style>
    <style:style style:name="T251" style:family="text">
      <style:text-properties officeooo:rsid="0f8f58bd"/>
    </style:style>
    <style:style style:name="T252" style:family="text">
      <style:text-properties style:font-name="Ubuntu1" fo:font-size="10pt" officeooo:rsid="04473353" style:font-size-asian="10pt" style:font-size-complex="10pt"/>
    </style:style>
    <style:style style:name="T253" style:family="text">
      <style:text-properties officeooo:rsid="101b90cf"/>
    </style:style>
    <style:style style:name="T254" style:family="text">
      <style:text-properties officeooo:rsid="101e15d6"/>
    </style:style>
    <style:style style:name="T255" style:family="text">
      <style:text-properties officeooo:rsid="10048e31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officeooo:rsid="10a19599"/>
    </style:style>
    <style:style style:name="T288" style:family="text">
      <style:text-properties officeooo:rsid="10b5b188"/>
    </style:style>
    <style:style style:name="T289" style:family="text">
      <style:text-properties officeooo:rsid="10b887a8"/>
    </style:style>
    <style:style style:name="T290" style:family="text">
      <style:text-properties officeooo:rsid="10cedf4f"/>
    </style:style>
    <style:style style:name="T291" style:family="text">
      <style:text-properties officeooo:rsid="10048e31" style:font-size-asian="11pt" style:font-size-complex="11pt"/>
    </style:style>
    <style:style style:name="T292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92">C</text:span><text:span text:style-name="T191">hecklist voor </text:span><text:span text:style-name="T193">de installatie</text:span><text:span text:style-name="T191"> van </text:span><text:span text:style-name="T191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25"><text:span text:style-name="T263">D</text:span><text:span text:style-name="T264">eze </text:span><text:span text:style-name="T271"><text:user-field-get text:name="Distro">Debian</text:user-field-get></text:span><text:span text:style-name="T265"><text:s/></text:span><text:span text:style-name="T270"><text:user-field-get text:name="Version">12</text:user-field-get></text:span><text:span text:style-name="T270"><text:s/></text:span><text:span text:style-name="T272">Desktop</text:span><text:span text:style-name="T264"> van </text:span><text:span text:style-name="T269">11 </text:span><text:span text:style-name="T268">juni</text:span><text:span text:style-name="T266"> </text:span><text:span text:style-name="T276"><text:user-field-get text:name="Releaseyear">2023</text:user-field-get></text:span><text:span text:style-name="T267"><text:s/></text:span><text:span text:style-name="T264">wordt gedurende 5 jaar ondersteund tot </text:span><text:span text:style-name="T269">30 </text:span><text:span text:style-name="T268">juni</text:span><text:span text:style-name="T264"> 202</text:span><text:span text:style-name="T268">8</text:span><text:span text:style-name="T264">.</text:span></text:p></text:note-body></text:note></text:span><text:span text:style-name="T196"><text:s/></text:span><text:span text:style-name="T198">Desktop</text:span><text:span text:style-name="T197">.</text:span></text:p>
      <text:p text:style-name="P38"/>
      <text:p text:style-name="P35"/>
      <text:p text:style-name="P92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26"><text:tab/><text:tab/></text:span><text:span text:style-name="T241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27"><text:tab/></text:span><text:span text:style-name="T228">b</text:span><text:span text:style-name="T277">ij</text:span><text:span text:style-name="T279">v.</text:span><text:span text:style-name="T225"> </text:span><text:span text:style-name="T237">J</text:span><text:span text:style-name="T238">a</text:span><text:span text:style-name="T237">n </text:span><text:span text:style-name="T238">Jansen</text:span></text:p>
      <text:p text:style-name="Standard"><text:span text:style-name="T239">&lt;</text:span><text:span text:style-name="T240">g</text:span><text:span text:style-name="T15">ebruikersnaam&gt;<text:tab/></text:span><text:span text:style-name="T235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35"><text:tab/></text:span><text:span text:style-name="T236">b</text:span><text:span text:style-name="T281">ijv.</text:span><text:span text:style-name="T10"> </text:span><text:span text:style-name="T210">j</text:span><text:span text:style-name="T211">a</text:span><text:span text:style-name="T210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35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82">ijv.</text:span><text:span text:style-name="T230"> </text:span><text:span text:style-name="T231">pc02</text:span></text:p>
      <text:p text:style-name="P29"><text:span text:style-name="T232">&lt;</text:span><text:span text:style-name="T234">g</text:span><text:span text:style-name="T233">ebruiker</text:span><text:span text:style-name="T232">&gt;<text:tab/></text:span><text:span text:style-name="T229"><text:tab/></text:span><text:span text:style-name="T241"> <text:tab/><text:tab/></text:span><text:span text:style-name="T227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27"><text:tab/></text:span><text:span text:style-name="T228">e</text:span><text:span text:style-name="T278">vt. </text:span><text:span text:style-name="T280">extra </text:span><text:span text:style-name="T278">gebruiker</text:span><text:span text:style-name="T280">s</text:span></text:p>
      <text:p text:style-name="P97"><text:span text:style-name="T232">&lt;</text:span><text:span text:style-name="T234">g</text:span><text:span text:style-name="T233">ebruikersnaam</text:span><text:span text:style-name="T232">&gt;<text:tab/></text:span><text:span text:style-name="T223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23"><text:tab/></text:span><text:span text:style-name="T224">e</text:span><text:span text:style-name="T283">vt. </text:span><text:span text:style-name="T284">extra </text:span><text:span text:style-name="T283">gebruiker</text:span><text:span text:style-name="T284">s</text:span></text:p>
      <text:p text:style-name="P94"><text:span text:style-name="T290">v</text:span>ervang &lt;...&gt; in deze checklist door de waarde in het tekstvak.</text:p>
      <text:p text:style-name="P30"/>
      <text:p text:style-name="P32"/>
      <text:p text:style-name="P28"><text:span text:style-name="Strong_20_Emphasis"><text:span text:style-name="T186">Nog niet op Linux?</text:span></text:span><text:span text:style-name="T203"><text:tab/></text:span><text:span text:style-name="T206">G</text:span><text:span text:style-name="T202">ebruik </text:span><text:span text:style-name="Strong_20_Emphasis"><text:span text:style-name="T208">Checklist </text:span></text:span><text:span text:style-name="Strong_20_Emphasis"><text:span text:style-name="T209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4"> onder </text:span><text:span text:style-name="Strong_20_Emphasis"><text:span text:style-name="T187">Linux</text:span></text:span><text:span text:style-name="T205">.</text:span></text:p>
      <text:p text:style-name="P21"><text:span text:style-name="Strong_20_Emphasis"><text:span text:style-name="T188">Nieuwe installatie?</text:span></text:span><text:span text:style-name="T183"><text:tab/></text:span><text:span text:style-name="T185">B</text:span><text:span text:style-name="T183">egin bij hoofdstuk </text:span><text:span text:style-name="Strong_20_Emphasis"><text:span text:style-name="T188"><text:bookmark-ref text:reference-format="page" text:ref-name="__RefNumPara__4009_1271708128">2</text:bookmark-ref></text:span></text:span><text:span text:style-name="Strong_20_Emphasis"><text:span text:style-name="T188"><text:s text:c="2"/></text:span></text:span><text:span text:style-name="Strong_20_Emphasis"><text:span text:style-name="T189"><text:bookmark-ref text:reference-format="text" text:ref-name="__RefNumPara__4009_1271708128">Installatie uitvoeren</text:bookmark-ref></text:span></text:span><text:span text:style-name="T184">.</text:span></text:p>
      <text:p text:style-name="P27"><text:span text:style-name="Strong_20_Emphasis"><text:span text:style-name="T207"/></text:span></text:p>
      <text:p text:style-name="P27"><text:span text:style-name="Strong_20_Emphasis"><text:span text:style-name="T190"/></text:span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3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86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6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6"><text:span text:style-name="T50">Aanmelden als &lt;</text:span><text:span text:style-name="T83">g</text:span><text:span text:style-name="T11">ebruike</text:span><text:span text:style-name="T12">r&gt;</text:span><text:span text:style-name="T51"><text:note text:id="ftn2" text:note-class="footnote"><text:note-citation>2</text:note-citation><text:note-body><text:p text:style-name="P26"><text:span text:style-name="T165">E</text:span><text:span text:style-name="T166">v</text:span><text:span text:style-name="T167">en</text:span><text:span text:style-name="T169">t</text:span><text:span text:style-name="T170">uele </text:span><text:span text:style-name="T171">extra </text:span><text:span text:style-name="T247">gebruiker</text:span><text:span text:style-name="T171">s aanmelden </text:span><text:span text:style-name="T172">en dezelfde stappen uitvoeren</text:span><text:span text:style-name="T168">.</text:span></text:p></text:note-body></text:note></text:span><text:span text:style-name="T51">.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85"><text:span text:style-name="T76">D</text:span><text:span text:style-name="T54">ruk op de </text:span><text:span text:style-name="T28">Super</text:span><text:span text:style-name="T54">-toets</text:span><text:span text:style-name="T178"><text:note text:id="ftn3" text:note-class="footnote"><text:note-citation>3</text:note-citation><text:note-body><text:p text:style-name="P22"><text:span text:style-name="T199">De </text:span><text:span text:style-name="T201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text:span text:style-name="T53">, </text:span><text:span text:style-name="T76">t</text:span><text:span text:style-name="T55">yp </text:span><text:span text:style-name="User_20_Entry"><text:span text:style-name="T25">term</text:span></text:span><text:span text:style-name="T72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104">Terminalvenster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95"><text:span text:style-name="T8">Typ</text:span><text:span text:style-name="T56"> de </text:span><text:span text:style-name="T80">volgende </text:span><text:span text:style-name="T60">drie </text:span><text:span text:style-name="T56">opdrachten, ieder gevolgd door de </text:span><text:span text:style-name="T28">Enter</text:span><text:span text:style-name="T52">-toets: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75">get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2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4"><text:span text:style-name="T75">D</text:span><text:span text:style-name="T70">ruk</text:span><text:span text:style-name="T53"> op</text:span><text:span text:style-name="T59"> de </text:span><text:span text:style-name="T28">Super</text:span><text:span text:style-name="T59">-toets, </text:span><text:span text:style-name="T75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64">e</text:span><text:span text:style-name="T52">n </text:span><text:span text:style-name="T58">k</text:span><text:span text:style-name="T52">lik op het pictogram van</text:span><text:span text:style-name="T87"> 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8"><text:span text:style-name="T73">Selecteer</text:span><text:span text:style-name="T62"> </text:span><text:span text:style-name="Strong_20_Emphasis"><text:span text:style-name="T29">1</text:span></text:span><text:span text:style-name="T102"> </text:span><text:span text:style-name="T103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2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8"><text:span text:style-name="T219">Start de computer op vanaf</text:span><text:span text:style-name="T219"><text:note text:id="ftn4" text:note-class="footnote"><text:note-citation>1</text:note-citation><text:note-body><text:p text:style-name="P91"><text:span text:style-name="T163">B</text:span><text:span text:style-name="T162">ootmenu/</text:span><text:span text:style-name="T163">S</text:span><text:span text:style-name="T162">etup</text:span><text:span text:style-name="T160"> via </text:span><text:span text:style-name="T158">é</text:span><text:span text:style-name="T159">é</text:span><text:span text:style-name="T163">n van de </text:span><text:span text:style-name="T161">Veelgebruikte toetsen:</text:span><text:span text:style-name="T164"> </text:span><text:span text:style-name="T177">Esc</text:span><text:span text:style-name="T164">, </text:span><text:span text:style-name="T177">Delete</text:span><text:span text:style-name="T164">, </text:span><text:span text:style-name="T177">F1</text:span><text:span text:style-name="T164">, </text:span><text:span text:style-name="T177">F2</text:span><text:span text:style-name="T164">, </text:span><text:span text:style-name="T177">F9</text:span><text:span text:style-name="T164">, </text:span><text:span text:style-name="T177">F10</text:span><text:span text:style-name="T164">, </text:span><text:span text:style-name="T177">F11</text:span><text:span text:style-name="T164">, of </text:span><text:span text:style-name="T177">F12</text:span></text:p></text:note-body></text:note></text:span><text:span text:style-name="T219"> </text:span><text:span text:style-name="T220">een </text:span><text:span text:style-name="T214"><text:user-field-get text:name="Distro">Debian</text:user-field-get></text:span><text:span text:style-name="T215"><text:s/></text:span><text:span text:style-name="T215"><text:user-field-get text:name="Version">12</text:user-field-get></text:span><text:span text:style-name="T215"><text:s/></text:span><text:span text:style-name="T217">Desktop</text:span><text:span text:style-name="T216"> </text:span><text:span text:style-name="T221">Live</text:span><text:span text:style-name="T128"><text:note text:id="ftn5" text:note-class="footnote"><text:note-citation>2</text:note-citation><text:note-body><text:p text:style-name="P24"><text:span text:style-name="T242">Vanaf een </text:span><text:span text:style-name="T250">L</text:span><text:span text:style-name="T242">ive </text:span><text:span text:style-name="T251">USB</text:span><text:span text:style-name="T245">-stick</text:span><text:span text:style-name="T252"> </text:span><text:span text:style-name="T242">kunt u opstarten en </text:span><text:span text:style-name="T246">met </text:span><text:span text:style-name="T222"><text:user-field-get text:name="Distro">Debian</text:user-field-get></text:span><text:span text:style-name="T222"><text:s/></text:span><text:span text:style-name="T242">werken zonder enige bestanden op de harde schijf te wijzigen en maakt ook installatie van </text:span><text:span text:style-name="T222"><text:user-field-get text:name="Distro">Debian</text:user-field-get></text:span><text:span text:style-name="T222"><text:s/></text:span><text:span text:style-name="T242">mogelijk.</text:span></text:p></text:note-body></text:note></text:span><text:span text:style-name="T127"> </text:span><text:span text:style-name="T131">USB</text:span><text:span text:style-name="T129">-stick</text:span><text:span text:style-name="T129"><text:note text:id="ftn6" text:note-class="footnote"><text:note-citation>3</text:note-citation><text:note-body><text:p text:style-name="P98"><text:span text:style-name="T149">Maak een opstartbare USB-stick</text:span><text:span text:style-name="T144">:</text:span><text:span text:style-name="Strong_20_Emphasis"><text:span text:style-name="T179"><text:line-break/></text:span></text:span><text:span text:style-name="T20">D</text:span><text:span text:style-name="T135">ow</text:span><text:span text:style-name="T136">nload </text:span><text:span text:style-name="T133">e</text:span><text:span text:style-name="T137">e</text:span><text:span text:style-name="T138">n</text:span><text:span text:style-name="T157"> </text:span><text:span text:style-name="terk_20_accent_20_voetnoot"><text:span text:style-name="T38">Live-Gnome</text:span></text:span><text:span text:style-name="T146"> </text:span><text:span text:style-name="T148">image</text:span><text:span text:style-name="T142"> </text:span><text:span text:style-name="T139">v</text:span><text:span text:style-name="T140">anaf</text:span><text:span text:style-name="T141"> </text:span><text:a xlink:type="simple" xlink:href="https://www.debian.org/" text:style-name="Internet_20_link" text:visited-style-name="Visited_20_Internet_20_Link"><text:span text:style-name="T248">debian.org</text:span></text:a><text:span text:style-name="T141"> </text:span><text:span text:style-name="T148">en</text:span><text:span text:style-name="terk_20_accent_20_voetnoot"><text:span text:style-name="T37">Andere</text:span></text:span><text:span text:style-name="terk_20_accent_20_voetnoot"><text:span text:style-name="T38"> downloads (onder Download</text:span></text:span><text:span text:style-name="terk_20_accent_20_voetnoot"><text:span text:style-name="T37">en</text:span></text:span><text:span text:style-name="terk_20_accent_20_voetnoot"><text:span text:style-name="T38">)</text:span></text:span><text:span text:style-name="T146">.</text:span></text:p><text:p text:style-name="P82"><text:span text:style-name="Strong_20_Emphasis"><text:span text:style-name="T180"><text:tab/></text:span></text:span><text:span text:style-name="T145">De volgende stappen staan beschreven in </text:span><text:span text:style-name="terk_20_accent_20_voetnoot"><text:span text:style-name="T39">Linux informatie</text:span></text:span><text:span text:style-name="T145">, te vinden op </text:span><text:a xlink:type="simple" xlink:href="https://karelzimmer.nl/" text:style-name="Internet_20_link" text:visited-style-name="Visited_20_Internet_20_Link"><text:span text:style-name="T249">karelzimmer.nl</text:span></text:a><text:span text:style-name="T145">, onder </text:span><text:span text:style-name="terk_20_accent_20_voetnoot"><text:span text:style-name="T39">Linux</text:span></text:span><text:span text:style-name="T145">.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43"><text:span text:style-name="T73">Selecteer</text:span><text:span text:style-name="T92"> </text:span><text:span text:style-name="Strong_20_Emphasis"><text:span text:style-name="T108">Live </text:span></text:span><text:span text:style-name="Strong_20_Emphasis"><text:span text:style-name="T109">system (amd64)</text:span></text:span><text:span text:style-name="T90"> </text:span><text:span text:style-name="T93">en druk op de </text:span><text:span text:style-name="T34">Enter</text:span><text:span text:style-name="T94">-</text:span><text:span text:style-name="T52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1"><text:span text:style-name="Strong_20_Emphasis"><text:span text:style-name="T86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93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86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7"><text:span text:style-name="T41">Start de installatie</text:span><text:span text:style-name="T96"> </text:span><text:span text:style-name="T52">via </text:span><text:span text:style-name="T53">een </text:span><text:span text:style-name="T66">klik op </text:span><text:span text:style-name="Strong_20_Emphasis"><text:span text:style-name="T105">Activities</text:span></text:span><text:span text:style-name="T66"> en </text:span><text:span text:style-name="T67">een </text:span><text:span text:style-name="T66">klik op</text:span><text:span text:style-name="T68"> </text:span><text:span text:style-name="Strong_20_Emphasis"><text:span text:style-name="T106">Install Debi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81"><text:span text:style-name="T255">Typ</text:span><text:span text:style-name="T21"> </text:span><text:span text:style-name="User_20_Entry"><text:span text:style-name="T291">live</text:span></text:span><text:span text:style-name="T21"> als</text:span><text:span text:style-name="T255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45"><text:span text:style-name="Emphasis"><text:span text:style-name="T262">Volg de installatieschermen en vul deze in.</text:span></text:span><text:span text:style-name="T273"/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86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6"><text:span text:style-name="T41">Bij </text:span><text:span text:style-name="Strong_20_Emphasis"><text:span text:style-name="T112">Welcome</text:span></text:span><text:span text:style-name="T41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1" office:value-type="string">
            <text:p text:style-name="P79"><text:span text:style-name="T48">K</text:span><text:span text:style-name="T41">ies </text:span><text:span text:style-name="Strong_20_Emphasis"><text:span text:style-name="T112">Nederlands</text:span></text:span><text:span text:style-name="T41"> </text:span><text:span text:style-name="T49">en klik op </text:span><text:span text:style-name="Strong_20_Emphasis"><text:span text:style-name="T35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1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43">Locatie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4" office:value-type="string">
            <text:p text:style-name="P19"><text:span text:style-name="T253">B</text:span>ij <text:span text:style-name="T243">Regio</text:span> <text:span text:style-name="T253">kies</text:span> <text:span text:style-name="T243">Europa</text:span> <text:span text:style-name="T288">en </text:span><text:span text:style-name="T36">klik op </text:span><text:span text:style-name="Strong_20_Emphasis"><text:span text:style-name="T117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43">Toetsenbord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17" office:value-type="string">
            <text:p text:style-name="P19"><text:span text:style-name="T254">K</text:span>ies <text:span text:style-name="T243">English (US)</text:span> <text:span text:style-name="T287">en </text:span><text:span text:style-name="Strong_20_Emphasis"><text:span text:style-name="T287">English (US, intl., with dead keys)</text:span></text:span><text:span text:style-name="T287">, </text:span><text:span text:style-name="T288">en </text:span><text:span text:style-name="T36">klik op </text:span><text:span text:style-name="Strong_20_Emphasis"><text:span text:style-name="T117">Volgende</text:span>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><text:span text:style-name="Strong_20_Emphasis"><text:span text:style-name="T86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44">Partities</text:span>: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19" office:value-type="string">
            <text:p text:style-name="Standard"><text:span text:style-name="T254">K</text:span>ies <text:span text:style-name="T288">de juiste opties en </text:span><text:span text:style-name="T95">klik op </text:span><text:span text:style-name="Strong_20_Emphasis"><text:span text:style-name="T117">Volgende</text:span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5"><text:span text:style-name="T89">Bij </text:span><text:span text:style-name="Strong_20_Emphasis"><text:span text:style-name="T107">Gebruikers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><text:span text:style-name="T91">V</text:span><text:span text:style-name="T89">ul in </text:span><text:span text:style-name="Strong_20_Emphasis"><text:span text:style-name="T113">Wat is je naam?</text:span></text:span><text:span text:style-name="T43"> &lt;</text:span><text:span text:style-name="T13">gebruiker&gt;</text:span><text:span text:style-name="T84">,</text:span><text:span text:style-name="Strong_20_Emphasis"><text:span text:style-name="T85"><text:line-break/></text:span></text:span><text:span text:style-name="Strong_20_Emphasis"><text:span text:style-name="T113">Welke naam wil je gebruiken om in te loggen?</text:span></text:span><text:span text:style-name="T44"> &lt;</text:span><text:span text:style-name="T14">gebruikers</text:span><text:span text:style-name="T13">naam&gt;</text:span><text:span text:style-name="T41">,</text:span><text:span text:style-name="Strong_20_Emphasis"><text:span text:style-name="T181"><text:line-break/></text:span></text:span><text:span text:style-name="Strong_20_Emphasis"><text:span text:style-name="T114">Wat is de </text:span></text:span><text:span text:style-name="Strong_20_Emphasis"><text:span text:style-name="T113">naam van deze </text:span></text:span><text:span text:style-name="Strong_20_Emphasis"><text:span text:style-name="T114">computer</text:span></text:span><text:span text:style-name="Strong_20_Emphasis"><text:span text:style-name="T182"> </text:span></text:span><text:span text:style-name="T45">&lt;</text:span><text:span text:style-name="T13">computernaam&gt;</text:span><text:span text:style-name="T43">,</text:span></text:p>
            <text:p text:style-name="P89"><text:span text:style-name="T44">v</text:span><text:span text:style-name="T43">ul </text:span><text:span text:style-name="T46">tweemaal het </text:span><text:span text:style-name="Strong_20_Emphasis"><text:span text:style-name="T115">wachtwoord</text:span></text:span><text:span text:style-name="T46"> </text:span><text:span text:style-name="T43">in</text:span><text:span text:style-name="T40"> </text:span><text:span text:style-name="T49">en klik op </text:span><text:span text:style-name="Strong_20_Emphasis"><text:span text:style-name="T116">Volgende</text:span>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0">Samenvatting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8">Controleer de gemaakte keuzes en klik op <text:span text:style-name="Strong_20_Emphasis">Installe</text:span><text:span text:style-name="Strong_20_Emphasis"><text:span text:style-name="T292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1">Installeer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8"><text:span text:style-name="T289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86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5"><text:span text:style-name="T89">Bij </text:span><text:span text:style-name="Strong_20_Emphasis"><text:span text:style-name="T110">Beëindigen</text:span></text:span><text:span text:style-name="T89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3" office:value-type="string">
            <text:p text:style-name="P88">Zorg dat <text:span text:style-name="T243">Nu herstarten</text:span> is aangevinkt en klik op <text:span text:style-name="T243">Voltooid</text:span>.</text:p>
          </table:table-cell>
        </table:table-row>
      </table:table>
      <text:p text:style-name="P48"><text:span text:style-name="Strong_20_Emphasis"><text:span text:style-name="T97"/></text:span></text:p>
      <text:list text:continue-numbering="true" text:style-name="L1">
        <text:list-item>
          <text:p text:style-name="P103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9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86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0"><text:span text:style-name="T47">Aanmelden als </text:span><text:span text:style-name="T50">&lt;</text:span><text:span text:style-name="T11">gebruike</text:span><text:span text:style-name="T12">r&gt;</text:span><text:span text:style-name="T53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88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6"><text:span text:style-name="T285">Volg de welkomstschermen.</text:span><text:span text:style-name="T274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3"><text:span text:style-name="Strong_20_Emphasis"><text:span text:style-name="T132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86"><text:span text:style-name="T78">D</text:span><text:span text:style-name="T70">ruk</text:span><text:span text:style-name="T53"> op</text:span><text:span text:style-name="T59"> de </text:span><text:span text:style-name="T81">Super-</text:span><text:span text:style-name="T59">toets</text:span><text:span text:style-name="T54"><text:note text:id="ftn7" text:note-class="footnote"><text:note-citation>1</text:note-citation><text:note-body><text:p text:style-name="P23"><text:span text:style-name="T199">De </text:span><text:span text:style-name="T201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text:span text:style-name="T59">, </text:span><text:span text:style-name="T78">t</text:span><text:span text:style-name="T55">yp </text:span><text:span text:style-name="User_20_Entry"><text:span text:style-name="T27">term</text:span></text:span><text:span text:style-name="T56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0">Terminalvenster</text:span>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96"><text:span text:style-name="T8">Typ</text:span><text:span text:style-name="T56"> de </text:span><text:span text:style-name="T80">volgende </text:span><text:span text:style-name="T60">drie </text:span><text:span text:style-name="T56">opdrachten, ieder gevolgd door de </text:span><text:span text:style-name="T81">Enter</text:span><text:span text:style-name="T52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9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7"><text:span text:style-name="User_20_Entry"><text:span text:style-name="T23">wget karelzimmer.nl/</text:span></text:span><text:span text:style-name="User_20_Entry"><text:span text:style-name="T175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7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76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50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73"><text:span text:style-name="Strong_20_Emphasis"><text:span text:style-name="T132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3"><text:span text:style-name="T74">D</text:span><text:span text:style-name="T70">ruk</text:span><text:span text:style-name="T53"> op</text:span><text:span text:style-name="T59"> de </text:span><text:span text:style-name="T81">Super-</text:span><text:span text:style-name="T59">toets, </text:span><text:span text:style-name="T74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54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1">Installatiem</text:span></text:span><text:span text:style-name="Strong_20_Emphasis"><text:span text:style-name="T32">enu</text:span>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0"/></text:span></text:p>
          </table:table-cell>
          <table:table-cell table:style-name="_33_._5f_Installatie_5f_afronden.C13" office:value-type="string">
            <text:p text:style-name="P80"><text:span text:style-name="T73">Selecteer</text:span><text:span text:style-name="T65"> </text:span><text:span text:style-name="T120">3</text:span><text:span text:style-name="T98"> </text:span><text:span text:style-name="T99">Installatie</text:span><text:span text:style-name="T100"> </text:span><text:span text:style-name="T101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9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4"><text:span text:style-name="T47">Aanmelden als </text:span><text:span text:style-name="T50">&lt;</text:span><text:span text:style-name="T11">gebruike</text:span><text:span text:style-name="T12">r&gt;</text:span><text:span text:style-name="T51"><text:note text:id="ftn8" text:note-class="footnote"><text:note-citation>1</text:note-citation><text:note-body><text:p text:style-name="P55"><text:span text:style-name="T134">E</text:span><text:span text:style-name="T150">v</text:span><text:span text:style-name="T151">en</text:span><text:span text:style-name="T153">t</text:span><text:span text:style-name="T154">uele </text:span><text:span text:style-name="T155">extra </text:span><text:span text:style-name="T247">gebruiker</text:span><text:span text:style-name="T155">s aanmelden </text:span><text:span text:style-name="T156">en dezelfde stappen uitvoeren</text:span><text:span text:style-name="T152">.</text:span></text:p></text:note-body></text:note></text:span><text:span text:style-name="T47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9"><text:span text:style-name="Strong_20_Emphasis"><text:span text:style-name="T86"/></text:span></text:p>
          </table:table-cell>
          <table:table-cell table:style-name="Tabel2.A1" office:value-type="string">
            <text:p text:style-name="P69"><text:span text:style-name="Strong_20_Emphasis"><text:span text:style-name="T86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7"><text:span text:style-name="T286">Volg de welkomstschermen.</text:span><text:span text:style-name="T275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3"><text:span text:style-name="Strong_20_Emphasis"><text:span text:style-name="T132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3"><text:span text:style-name="Strong_20_Emphasis"><text:span text:style-name="T132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2"><text:span text:style-name="T77">Dr</text:span><text:span text:style-name="T70">uk</text:span><text:span text:style-name="T53"> op</text:span><text:span text:style-name="T59"> de </text:span><text:span text:style-name="T82">Super</text:span><text:span text:style-name="T59">-toets</text:span><text:span text:style-name="T54"><text:note text:id="ftn9" text:note-class="footnote"><text:note-citation>2</text:note-citation><text:note-body><text:p text:style-name="P23"><text:span text:style-name="T199">De </text:span><text:span text:style-name="T201">Super</text:span><text:span text:style-name="T199">-toets 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text:span text:style-name="T59">, </text:span><text:span text:style-name="T77">t</text:span><text:span text:style-name="T55">yp </text:span><text:span text:style-name="User_20_Entry"><text:span text:style-name="T26">m</text:span></text:span><text:span text:style-name="User_20_Entry"><text:span text:style-name="T27">enu</text:span></text:span><text:span text:style-name="T71"> </text:span><text:span text:style-name="T57">e</text:span><text:span text:style-name="T52">n </text:span><text:span text:style-name="T58">k</text:span><text:span text:style-name="T52">lik op het pictogram van </text:span><text:span text:style-name="Strong_20_Emphasis"><text:span text:style-name="T31">Installatiem</text:span></text:span><text:span text:style-name="Strong_20_Emphasis"><text:span text:style-name="T32">enu</text:span></text:span><text:span text:style-name="T54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73">Selecteer</text:span><text:span text:style-name="T65"> </text:span><text:span text:style-name="Strong_20_Emphasis"><text:span text:style-name="T33">4</text:span></text:span><text:span text:style-name="T98"> </text:span><text:span text:style-name="T79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3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7"><text:span text:style-name="T123">E</text:span><text:span text:style-name="T124">inde c</text:span><text:span text:style-name="T125">hecklist, </text:span><text:span text:style-name="T126">d</text:span><text:span text:style-name="T125">e</text:span><text:span text:style-name="T212"> installatie van </text:span><text:span text:style-name="T212"><text:user-field-get text:name="Distro">Debian</text:user-field-get></text:span><text:span text:style-name="T215"><text:s/></text:span><text:span text:style-name="T215"><text:user-field-get text:name="Version">12</text:user-field-get></text:span><text:span text:style-name="T213"><text:s/></text:span><text:span text:style-name="T217">Des</text:span><text:span text:style-name="T218">k</text:span><text:span text:style-name="T217">top</text:span><text:span text:style-name="T216"> </text:span><text:span text:style-name="T212">is voltooid.</text:span></text:p>
      <text:p text:style-name="P31"/>
      <text:list text:style-name="L2">
        <text:list-header>
          <text:p text:style-name="P104"><text:span text:style-name="T257">Geschreven door </text:span><text:a xlink:type="simple" xlink:href="mailto:info@karelzimmer.nl?subject=Checklist%20installatie%20Linux" text:style-name="Internet_20_link" text:visited-style-name="Visited_20_Internet_20_Link"><text:span text:style-name="T258">Karel Zimmer</text:span></text:a><text:span text:style-name="T259">.</text:span></text:p>
          <text:p text:style-name="P105"><text:span text:style-name="T261">Licentie </text:span><text:span text:style-name="T259">C</text:span><text:span text:style-name="T260">C0</text:span><text:span text:style-name="T259"> 1.0 </text:span><text:span text:style-name="T25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2-18T10:51:35.129709457">18-0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51:35.007602989</dc:date>
    <meta:keyword>Installatie</meta:keyword>
    <meta:keyword>Checklist</meta:keyword>
    <meta:keyword>Linux</meta:keyword>
    <meta:editing-cycles>7059</meta:editing-cycles>
    <meta:editing-duration>P12DT20H27M7S</meta:editing-duration>
    <dc:creator>Karel Zimmer</dc:creator>
    <meta:printed-by>Karel Zimmer</meta:printed-by>
    <meta:print-date>2025-01-05T10:44:15.299940286</meta:print-date>
    <meta:document-statistic meta:table-count="4" meta:image-count="2" meta:object-count="0" meta:page-count="4" meta:paragraph-count="106" meta:word-count="553" meta:character-count="3727" meta:non-whitespace-character-count="3233"/>
    <meta:user-defined meta:name="Info 1"/>
    <meta:user-defined meta:name="Info 2"/>
    <meta:user-defined meta:name="Info 3"/>
    <meta:user-defined meta:name="Info 4"/>
  </office:meta>
</office:document-meta>
</file>